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12b0d" officeooo:paragraph-rsid="00212b0d" style:font-size-asian="12.25pt" style:font-size-complex="14pt"/>
    </style:style>
    <style:style style:name="P2" style:family="paragraph" style:parent-style-name="Standard">
      <style:text-properties fo:font-size="14pt" officeooo:rsid="00227221" officeooo:paragraph-rsid="00227221" style:font-size-asian="12.25pt" style:font-size-complex="14pt"/>
    </style:style>
    <style:style style:name="P3" style:family="paragraph" style:parent-style-name="Standard">
      <style:text-properties fo:font-size="14pt" officeooo:rsid="0022ddf6" officeooo:paragraph-rsid="0022ddf6" style:font-size-asian="12.25pt" style:font-size-complex="14pt"/>
    </style:style>
    <style:style style:name="P4" style:family="paragraph" style:parent-style-name="Standard">
      <style:text-properties fo:font-size="14pt" officeooo:rsid="00262ab9" officeooo:paragraph-rsid="00262ab9" style:font-size-asian="12.25pt" style:font-size-complex="14pt"/>
    </style:style>
    <style:style style:name="P5" style:family="paragraph" style:parent-style-name="Standard">
      <style:text-properties fo:font-size="14pt" officeooo:rsid="0026f925" officeooo:paragraph-rsid="0026f925" style:font-size-asian="12.25pt" style:font-size-complex="14pt"/>
    </style:style>
    <style:style style:name="P6" style:family="paragraph" style:parent-style-name="Standard">
      <style:text-properties fo:font-size="14pt" officeooo:rsid="0027495f" officeooo:paragraph-rsid="0027495f" style:font-size-asian="12.25pt" style:font-size-complex="14pt"/>
    </style:style>
    <style:style style:name="P7" style:family="paragraph" style:parent-style-name="Standard">
      <style:text-properties fo:font-size="14pt" officeooo:rsid="00293bb2" officeooo:paragraph-rsid="00293bb2" style:font-size-asian="12.25pt" style:font-size-complex="14pt"/>
    </style:style>
    <style:style style:name="P8" style:family="paragraph" style:parent-style-name="Standard">
      <style:text-properties fo:font-size="14pt" officeooo:rsid="002a2301" officeooo:paragraph-rsid="002a2301" style:font-size-asian="12.25pt" style:font-size-complex="14pt"/>
    </style:style>
    <style:style style:name="T1" style:family="text">
      <style:text-properties officeooo:rsid="00227221"/>
    </style:style>
    <style:style style:name="T2" style:family="text">
      <style:text-properties officeooo:rsid="00293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</text:span>)#include&lt;bits/stdc++.h&gt;</text:p>
      <text:p text:style-name="P1">using namespace std;</text:p>
      <text:p text:style-name="P1"/>
      <text:p text:style-name="P1">int main()</text:p>
      <text:p text:style-name="P1">{</text:p>
      <text:p text:style-name="P1"><text:s text:c="4"/>list&lt;int&gt;l,l1={1,2,3,4,5};</text:p>
      <text:p text:style-name="P1"><text:s text:c="4"/>list&lt;int&gt;::iterator i=l.begin();</text:p>
      <text:p text:style-name="P1"/>
      <text:p text:style-name="P1"><text:s text:c="4"/>l.insert(l.begin(),l1.begin(),l1.end());</text:p>
      <text:p text:style-name="P1"><text:s text:c="4"/>l.assign(5,1);</text:p>
      <text:p text:style-name="P1"><text:s text:c="4"/>l.push_back(3);</text:p>
      <text:p text:style-name="P1"><text:s text:c="4"/>l.push_front(10);</text:p>
      <text:p text:style-name="P1"/>
      <text:p text:style-name="P1"><text:s text:c="4"/>cout&lt;&lt;"First List is : ";</text:p>
      <text:p text:style-name="P1"><text:s text:c="4"/>for(i=l.begin();i!=l.end();i++)</text:p>
      <text:p text:style-name="P1"><text:s text:c="8"/>cout&lt;&lt;*i&lt;&lt;" ";</text:p>
      <text:p text:style-name="P1"><text:s text:c="4"/></text:p>
      <text:p text:style-name="P1"><text:s text:c="4"/>cout&lt;&lt;"\nSecond List is : ";</text:p>
      <text:p text:style-name="P1"><text:s text:c="4"/>for(i=l1.begin();i!=l1.end();i++)</text:p>
      <text:p text:style-name="P1"><text:s text:c="8"/>cout&lt;&lt;*i&lt;&lt;" ";</text:p>
      <text:p text:style-name="P1"><text:s text:c="4"/>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2">3,4)#include&lt;bits/stdc++.h&gt;</text:p>
      <text:p text:style-name="P2">using namespace std;</text:p>
      <text:p text:style-name="P2"/>
      <text:p text:style-name="P2">int main()</text:p>
      <text:p text:style-name="P2">{</text:p>
      <text:p text:style-name="P2"><text:s text:c="4"/>list&lt;int&gt;l={1,2,3,4,5};</text:p>
      <text:p text:style-name="P2"><text:s text:c="4"/>list&lt;int&gt;::iterator i;</text:p>
      <text:p text:style-name="P2"/>
      <text:p text:style-name="P2"><text:s text:c="4"/>cout&lt;&lt;"Iterating through the list : ";</text:p>
      <text:p text:style-name="P2"><text:s text:c="4"/>for(i=l.begin();i!=l.end();i++)</text:p>
      <text:p text:style-name="P2"><text:s text:c="8"/>cout&lt;&lt;*i&lt;&lt;" ";</text:p>
      <text:p text:style-name="P2"><text:s text:c="4"/></text:p>
      <text:p text:style-name="P2"><text:s text:c="4"/>cout&lt;&lt;"\nIterating through list in Reverse : ";</text:p>
      <text:p text:style-name="P2"><text:s text:c="4"/>for(auto j=l.rbegin();j!=l.rend();j++)</text:p>
      <text:p text:style-name="P2"><text:s text:c="8"/>cout&lt;&lt;*j&lt;&lt;" ";</text:p>
      <text:p text:style-name="P2"><text:s text:c="4"/>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3"><text:soft-page-break/>5,6,7,<text:span text:style-name="T2">13</text:span>)#include&lt;bits/stdc++.h&gt;</text:p>
      <text:p text:style-name="P3">using namespace std;</text:p>
      <text:p text:style-name="P3"/>
      <text:p text:style-name="P3">int main()</text:p>
      <text:p text:style-name="P3">{</text:p>
      <text:p text:style-name="P3"><text:s text:c="4"/>list&lt;int&gt;l;</text:p>
      <text:p text:style-name="P3"><text:s text:c="4"/>list&lt;int&gt;::iterator i;</text:p>
      <text:p text:style-name="P3"><text:s text:c="4"/>int a=0,num;</text:p>
      <text:p text:style-name="P3"/>
      <text:p text:style-name="P3"><text:s text:c="4"/>while(a&lt;5)</text:p>
      <text:p text:style-name="P3"><text:s text:c="4"/>{</text:p>
      <text:p text:style-name="P3"><text:s text:c="8"/>cout&lt;&lt;"Enter number to input in List : ";</text:p>
      <text:p text:style-name="P3"><text:s text:c="8"/>cin&gt;&gt;num;</text:p>
      <text:p text:style-name="P3"><text:s text:c="8"/>l.push_back(num);</text:p>
      <text:p text:style-name="P3"><text:s text:c="8"/>a++;</text:p>
      <text:p text:style-name="P3"><text:s text:c="4"/>}//Elements are entered in back.</text:p>
      <text:p text:style-name="P3"/>
      <text:p text:style-name="P3"><text:s text:c="4"/>cout&lt;&lt;"Enter element to add in front : ";</text:p>
      <text:p text:style-name="P3"><text:s text:c="4"/>cin&gt;&gt;num;</text:p>
      <text:p text:style-name="P3"><text:s text:c="4"/>l.push_front(num);//Element is entered in front.</text:p>
      <text:p text:style-name="P3"/>
      <text:p text:style-name="P3"><text:s text:c="4"/>cout&lt;&lt;"The List is : ";</text:p>
      <text:p text:style-name="P3"><text:s text:c="4"/>for(i=l.begin();i!=l.end();i++)</text:p>
      <text:p text:style-name="P3"><text:s text:c="8"/>cout&lt;&lt;*i&lt;&lt;" ";</text:p>
      <text:p text:style-name="P3"><text:s text:c="4"/></text:p>
      <text:p text:style-name="P3"><text:s text:c="4"/>cout&lt;&lt;"\nFirst Element is : "&lt;&lt;l.front()&lt;&lt;endl;//First Element.</text:p>
      <text:p text:style-name="P3"><text:s text:c="4"/>cout&lt;&lt;"Last Element is <text:s/>: "&lt;&lt;l.back()&lt;&lt;endl;//Last Element.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3">8)#include&lt;bits/stdc++.h&gt;</text:p>
      <text:p text:style-name="P3">using namespace std;</text:p>
      <text:p text:style-name="P3"/>
      <text:p text:style-name="P3">int main()</text:p>
      <text:p text:style-name="P3">{</text:p>
      <text:p text:style-name="P3"><text:s text:c="4"/>list&lt;int&gt;l={1,2,3,4,5,4,2,3,1,6};</text:p>
      <text:p text:style-name="P3"><text:s text:c="4"/>list&lt;int&gt;::iterator i;</text:p>
      <text:p text:style-name="P3"/>
      <text:p text:style-name="P3"><text:s text:c="4"/>cout&lt;&lt;"The List is : ";</text:p>
      <text:p text:style-name="P3"><text:s text:c="4"/>for(i=l.begin();i!=l.end();i++)</text:p>
      <text:p text:style-name="P3"><text:s text:c="8"/>cout&lt;&lt;*i&lt;&lt;" ";</text:p>
      <text:p text:style-name="P3"/>
      <text:p text:style-name="P3"><text:s text:c="4"/>int num1,num2;</text:p>
      <text:p text:style-name="P3"><text:s text:c="4"/>cout&lt;&lt;"\nEnter 2 Elements To Remove : ";</text:p>
      <text:p text:style-name="P3"><text:soft-page-break/><text:s text:c="4"/>cin&gt;&gt;num1&gt;&gt;num2;</text:p>
      <text:p text:style-name="P3"><text:s text:c="4"/></text:p>
      <text:p text:style-name="P3"><text:s text:c="4"/>for(i=l.begin();i!=l.end();)</text:p>
      <text:p text:style-name="P3"><text:s text:c="4"/>{</text:p>
      <text:p text:style-name="P3"><text:s text:c="8"/>if(num1==*i || num2==*i)</text:p>
      <text:p text:style-name="P3"><text:s text:c="12"/>i=l.erase(i);</text:p>
      <text:p text:style-name="P3"><text:s text:c="8"/>else</text:p>
      <text:p text:style-name="P3"><text:s text:c="12"/>i++;</text:p>
      <text:p text:style-name="P3"><text:s text:c="4"/>}</text:p>
      <text:p text:style-name="P3"/>
      <text:p text:style-name="P3"><text:s text:c="4"/>cout&lt;&lt;"The updated list is : ";</text:p>
      <text:p text:style-name="P3"><text:s text:c="4"/>for(i=l.begin();i!=l.end();i++)</text:p>
      <text:p text:style-name="P3"><text:s text:c="8"/>cout&lt;&lt;*i&lt;&lt;" ";</text:p>
      <text:p text:style-name="P3"><text:s text:c="4"/>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4">9)#include&lt;bits/stdc++.h&gt;</text:p>
      <text:p text:style-name="P4">using namespace std;</text:p>
      <text:p text:style-name="P4"/>
      <text:p text:style-name="P4">int main()</text:p>
      <text:p text:style-name="P4">{</text:p>
      <text:p text:style-name="P4"><text:s text:c="4"/>list&lt;int&gt;l={1,1,3,4,5,4,2,3,1,6};</text:p>
      <text:p text:style-name="P4"><text:s text:c="4"/>list&lt;int&gt;::iterator i,current,next;</text:p>
      <text:p text:style-name="P4"/>
      <text:p text:style-name="P4"><text:s text:c="4"/>cout&lt;&lt;"The List is : ";</text:p>
      <text:p text:style-name="P4"><text:s text:c="4"/>for(i=l.begin();i!=l.end();i++)</text:p>
      <text:p text:style-name="P4"><text:s text:c="8"/>cout&lt;&lt;*i&lt;&lt;" ";</text:p>
      <text:p text:style-name="P4"><text:s text:c="4"/>cout&lt;&lt;endl;</text:p>
      <text:p text:style-name="P4"><text:s text:c="4"/></text:p>
      <text:p text:style-name="P4"><text:s text:c="4"/>for(i=l.begin();i!=l.end();)</text:p>
      <text:p text:style-name="P4"><text:s text:c="4"/>{</text:p>
      <text:p text:style-name="P4"><text:s text:c="8"/>current=i;</text:p>
      <text:p text:style-name="P4"><text:s text:c="8"/>next=++i;</text:p>
      <text:p text:style-name="P4"><text:s text:c="8"/>if(next!=l.end() &amp;&amp; *current==*next)</text:p>
      <text:p text:style-name="P4"><text:s text:c="8"/>{</text:p>
      <text:p text:style-name="P4"><text:s text:c="12"/>l.erase(current);</text:p>
      <text:p text:style-name="P4"><text:s text:c="12"/>i=l.erase(next);</text:p>
      <text:p text:style-name="P4"><text:s text:c="8"/>}</text:p>
      <text:p text:style-name="P4"><text:s text:c="8"/>else</text:p>
      <text:p text:style-name="P4"><text:s text:c="12"/>i++;</text:p>
      <text:p text:style-name="P4"><text:s text:c="4"/>}</text:p>
      <text:p text:style-name="P4"/>
      <text:p text:style-name="P4"><text:s text:c="4"/>cout&lt;&lt;"\nThe updated list is : ";</text:p>
      <text:p text:style-name="P4"><text:soft-page-break/><text:s text:c="4"/>for(i=l.begin();i!=l.end();i++)</text:p>
      <text:p text:style-name="P4"><text:s text:c="8"/>cout&lt;&lt;*i&lt;&lt;" ";</text:p>
      <text:p text:style-name="P4"><text:s text:c="4"/></text:p>
      <text:p text:style-name="P4"><text:s text:c="4"/>cout&lt;&lt;endl;</text:p>
      <text:p text:style-name="P4"><text:s text:c="4"/>return 0;</text:p>
      <text:p text:style-name="P4">}</text:p>
      <text:p text:style-name="P4"/>
      <text:p text:style-name="P5">10)#include&lt;bits/stdc++.h&gt;</text:p>
      <text:p text:style-name="P5">using namespace std;</text:p>
      <text:p text:style-name="P5"/>
      <text:p text:style-name="P5">int main()</text:p>
      <text:p text:style-name="P5">{</text:p>
      <text:p text:style-name="P5"><text:s text:c="4"/>list&lt;int&gt;l1={1,8,3,4,5};</text:p>
      <text:p text:style-name="P5"><text:s text:c="4"/>list&lt;int&gt;l2={4,2,3,1,6};</text:p>
      <text:p text:style-name="P5"><text:s text:c="4"/>list&lt;int&gt;::iterator i;</text:p>
      <text:p text:style-name="P5"/>
      <text:p text:style-name="P5"><text:s text:c="4"/>l1.merge(l2);</text:p>
      <text:p text:style-name="P5"><text:s text:c="4"/>cout&lt;&lt;"The List is : ";</text:p>
      <text:p text:style-name="P5"><text:s text:c="4"/>for(i=l1.begin();i!=l1.end();i++)</text:p>
      <text:p text:style-name="P5"><text:s text:c="8"/>cout&lt;&lt;*i&lt;&lt;" ";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6">11)#include&lt;bits/stdc++.h&gt;</text:p>
      <text:p text:style-name="P6">using namespace std;</text:p>
      <text:p text:style-name="P6"/>
      <text:p text:style-name="P6">int main()</text:p>
      <text:p text:style-name="P6">{</text:p>
      <text:p text:style-name="P6"><text:s text:c="4"/>list&lt;int&gt;l1;</text:p>
      <text:p text:style-name="P6"><text:s text:c="4"/>list&lt;int&gt;l2={4,2,3,1,6};</text:p>
      <text:p text:style-name="P6"><text:s text:c="4"/>list&lt;int&gt;::iterator i;</text:p>
      <text:p text:style-name="P6"/>
      <text:p text:style-name="P6"><text:s text:c="4"/>l1.assign(l2.begin(),l2.end());</text:p>
      <text:p text:style-name="P6"><text:s text:c="4"/>cout&lt;&lt;"The List is : ";</text:p>
      <text:p text:style-name="P6"><text:s text:c="4"/>for(i=l1.begin();i!=l1.end();i++)</text:p>
      <text:p text:style-name="P6"><text:s text:c="8"/>cout&lt;&lt;*i&lt;&lt;" ";</text:p>
      <text:p text:style-name="P6"><text:s text:c="4"/>cout&lt;&lt;endl;</text:p>
      <text:p text:style-name="P6"><text:s text:c="4"/>return 0;</text:p>
      <text:p text:style-name="P6">}</text:p>
      <text:p text:style-name="P6"/>
      <text:p text:style-name="P7">12)#include&lt;bits/stdc++.h&gt;</text:p>
      <text:p text:style-name="P7">using namespace std;</text:p>
      <text:p text:style-name="P7"/>
      <text:p text:style-name="P7">int main()</text:p>
      <text:p text:style-name="P7"><text:soft-page-break/>{</text:p>
      <text:p text:style-name="P7"><text:s text:c="4"/>list&lt;int&gt;l1;</text:p>
      <text:p text:style-name="P7"><text:s text:c="4"/>array&lt;int,5&gt;l2={1,2,3,4,5};</text:p>
      <text:p text:style-name="P7"><text:s text:c="4"/>list&lt;int&gt;::iterator i;</text:p>
      <text:p text:style-name="P7"/>
      <text:p text:style-name="P7"><text:s text:c="4"/>l1.assign(l2.begin(),l2.end());</text:p>
      <text:p text:style-name="P7"><text:s text:c="4"/>cout&lt;&lt;"The List is : ";</text:p>
      <text:p text:style-name="P7"><text:s text:c="4"/>for(i=l1.begin();i!=l1.end();i++)</text:p>
      <text:p text:style-name="P7"><text:s text:c="8"/>cout&lt;&lt;*i&lt;&lt;" ";</text:p>
      <text:p text:style-name="P7"><text:s text:c="4"/>cout&lt;&lt;endl;</text:p>
      <text:p text:style-name="P7"><text:s text:c="4"/>return 0;</text:p>
      <text:p text:style-name="P7">}</text:p>
      <text:p text:style-name="P7"/>
      <text:p text:style-name="P8">14)#include&lt;bits/stdc++.h&gt;</text:p>
      <text:p text:style-name="P8">using namespace std;</text:p>
      <text:p text:style-name="P8"/>
      <text:p text:style-name="P8">int main()</text:p>
      <text:p text:style-name="P8">{</text:p>
      <text:p text:style-name="P8"><text:s text:c="4"/>list&lt;int&gt;l1;</text:p>
      <text:p text:style-name="P8"><text:s text:c="4"/>array&lt;int,5&gt;l2={1,2,3,4,5};</text:p>
      <text:p text:style-name="P8"><text:s text:c="4"/>list&lt;int&gt;::const_iterator i;</text:p>
      <text:p text:style-name="P8"><text:s text:c="4"/>list&lt;int&gt;::iterator j;</text:p>
      <text:p text:style-name="P8"/>
      <text:p text:style-name="P8"><text:s text:c="4"/>l1.assign(l2.begin(),l2.end());</text:p>
      <text:p text:style-name="P8"><text:s text:c="4"/>cout&lt;&lt;"The List multiplied by 2 is : ";</text:p>
      <text:p text:style-name="P8"><text:s text:c="4"/>for(j=l1.begin();j!=l1.end();j++)</text:p>
      <text:p text:style-name="P8"><text:s text:c="8"/>cout&lt;&lt;*j*2&lt;&lt;" ";//we can modify elements using normal iterator</text:p>
      <text:p text:style-name="P8"><text:s text:c="4"/>cout&lt;&lt;endl;</text:p>
      <text:p text:style-name="P8"><text:s text:c="4"/>cout&lt;&lt;"The List is : ";</text:p>
      <text:p text:style-name="P8"><text:s text:c="4"/>for(i=l1.begin();i!=l1.end();i++)</text:p>
      <text:p text:style-name="P8"><text:s text:c="8"/>cout&lt;&lt;*i&lt;&lt;" ";//We cant modify elements using const iterator we can only read them </text:p>
      <text:p text:style-name="P8"><text:s text:c="4"/>cout&lt;&lt;endl;</text:p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7:57:15.279821346</meta:creation-date>
    <dc:date>2023-08-15T08:21:45.969079225</dc:date>
    <meta:editing-duration>PT1H1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82" meta:word-count="359" meta:character-count="3936" meta:non-whitespace-character-count="3056"/>
  </office:meta>
</office:document-meta>
</file>